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omic Sans MS" svg:font-family="Comic Sans MS" style:font-family-generic="script" style:font-pitch="variable" svg:panose-1="3 15 7 2 3 3 2 2 2 4"/>
    <style:font-face style:name="Agency FB" svg:font-family="Agency FB" style:font-family-generic="swiss" style:font-pitch="variable" svg:panose-1="2 11 5 3 2 2 2 2 2 4"/>
    <style:font-face style:name="DengXian Light" svg:font-family="DengXian Light" style:font-family-generic="system" style:font-pitch="variable"/>
    <style:font-face style:name="DengXian" svg:font-family="DengXian" style:font-family-generic="system" style:font-pitch="variable" svg:panose-1="2 1 6 0 3 1 1 1 1 1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T3" style:parent-style-name="DefaultParagraphFont" style:family="text">
      <style:text-properties style:font-name="Comic Sans MS" fo:background-color="#008B8B"/>
    </style:style>
    <style:style style:name="T4" style:parent-style-name="DefaultParagraphFont" style:family="text">
      <style:text-properties style:font-name="Comic Sans MS"/>
    </style:style>
    <style:style style:name="T5" style:parent-style-name="DefaultParagraphFont" style:family="text">
      <style:text-properties style:font-name="Comic Sans MS" fo:color="#84E290"/>
    </style:style>
    <style:style style:name="P6" style:parent-style-name="Normal" style:family="paragraph">
      <style:text-properties style:font-name="Comic Sans MS"/>
    </style:style>
    <style:style style:name="P7" style:parent-style-name="Normal" style:family="paragraph">
      <style:paragraph-properties fo:background-color="#0B769F">
        <style:background-fill draw:fill="solid" draw:fill-color="#0B769F"/>
      </style:paragraph-properties>
    </style:style>
    <style:style style:name="T8" style:parent-style-name="DefaultParagraphFont" style:family="text">
      <style:text-properties style:font-name="Agency FB"/>
    </style:style>
  </office:automatic-styles>
  <office:body>
    <office:text text:use-soft-page-breaks="true">
      <text:p text:style-name="P1">Aptos</text:p>
      <text:p text:style-name="P2"/>
      <text:p text:style-name="Normal"><text:span text:style-name="T3">Comic</text:span><text:span text:style-name="T4"><text:s/></text:span><text:span text:style-name="T5">Sans</text:span></text:p>
      <text:p text:style-name="P6">日本語</text:p>
      <text:p text:style-name="P7"><text:span text:style-name="T8">AgencyFB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omic Sans MS" svg:font-family="Comic Sans MS" style:font-family-generic="script" style:font-pitch="variable" svg:panose-1="3 15 7 2 3 3 2 2 2 4"/>
    <style:font-face style:name="Agency FB" svg:font-family="Agency FB" style:font-family-generic="swiss" style:font-pitch="variable" svg:panose-1="2 11 5 3 2 2 2 2 2 4"/>
    <style:font-face style:name="DengXian Light" svg:font-family="DengXian Light" style:font-family-generic="system" style:font-pitch="variable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b" fo:country="NO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fredrg2904@osloskolen.no</meta:initial-creator>
    <dc:creator>fredrg2904@osloskolen.no</dc:creator>
    <meta:creation-date>2025-03-21T18:43:00Z</meta:creation-date>
    <dc:date>2025-03-21T18:43:00Z</dc:date>
    <meta:template xlink:href="Normal.dotm" xlink:type="simple"/>
    <meta:editing-cycles>3</meta:editing-cycles>
    <meta:editing-duration>PT60S</meta:editing-duration>
    <meta:document-statistic meta:page-count="1" meta:paragraph-count="1" meta:word-count="4" meta:character-count="30" meta:row-count="1" meta:non-whitespace-character-count="27"/>
  </office:meta>
</office:document-meta>
</file>